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lut tout le monde! Aujourd'hui, je vais vous parler d'un sujet très intéressant dans Star Citizen: la mort ! Hé oui, je pense qu'il n'y a aucun article sur Fureur qui parle de la gestion de la mort à part entière. </text:p>
      <text:p text:style-name="Standard"/>
      <text:p text:style-name="Standard">N'avez-vous jamais pensé que le système de mort dans les MMORPG n'était pas cohérent?</text:p>
      <text:p text:style-name="Standard">Vous mourrez et vous ré-apparaissez au point de rez le plus proche. Parfois vous perdez un peu d'xp et/ou de l'argent. Ensuite, vous repartez vaille que vaille tuer vos ennemis.</text:p>
      <text:p text:style-name="Standard">La mort dans GW2, par exemple, ne représente finalement qu'une perte de temps dans votre avancée. Il s'agissait d'un souhait des développeurs de rendre le jeu moins contraignant. Mais au final, on perdait en réalisme et on n'est pas poussé à développer son skill.</text:p>
      <text:p text:style-name="Standard">La mort dans le mode hardcore de Diablo2 est quant à elle extrêment punitive. Mais elle donne une saveur unique à la partie que vous jouez, vous faites attention à vos actions. Et quelle fierté de finir le jeu sans être mort.</text:p>
      <text:p text:style-name="Standard">La mort dans Dark Souls 2 est intéressante puisque vous perdez toutes les âmes accumulées en tuant des ennemis (elles vous servent de monnaie IG) et réapparaissez à un point de sauvegarde qui sont très peu nombreux. Vous pouvez les récupérer en réatteignant <text:s/>le point où vous êtes mort mais vous devez faire attention à ne pas remourir en chemin car c'est votre dernier stock d'âme qui est pris en compte, et s'il est de zéro... sachant que tous les mobs tués repopent. <text:s/>Vous faites donc attention à tout ce qui vous entoure ainsi qu'au pattern des mobs afin de ne pas mourir bêtement. Plus vous avancez, plus vous stressez.</text:p>
      <text:p text:style-name="Standard"/>
      <text:p text:style-name="Standard">Je suis du genre à aimer la difficulté, à penser "No Guts no Glory" (https://www.youtube.com/watch?v=3Sso3h0xMJA) toutefois, le mode hardcore de D2 est vraiment punitif et pour DS2, c'est souvent frustrant avant de bien connaître le pattern du boss et le battre sans trop de difficulté.</text:p>
      <text:p text:style-name="Standard"/>
      <text:p text:style-name="Standard">Chris Roberts partage mon avis et tente donc de développer un système de mort crédible.</text:p>
      <text:p text:style-name="Standard"/>
      <text:p text:style-name="Standard">Naissance de votre personnage</text:p>
      <text:p text:style-name="Standard"/>
      <text:p text:style-name="Standard">Commençons par le commencement et voyons à quel point Chris Roberts aime la mise en scène:</text:p>
      <text:p text:style-name="Standard">Vous débutez en faisant face à deux portes de salle de bain, l’une avec un pictogramme masculin et l’autre avec un pictogramme féminin. Poussez une des deux portes pour déterminer le sexe de votre personnage. Après une douche, vous serez face à un miroir embué qui révèlera votre reflet au gré des options de personnalisation. Lorsque vous êtes satisfait de votre apparence, vous pourrez quitter la salle de bain et aller au bureau de recrutement de l’UEE (déf.). Vous remplirez votre nom sur un formulaire et indiquerez votre bénéficiaire en cas de décès : cela pourra être un membre de la famille, fils, fille, oncle, tante ou quelqu'un d'entièrement nouveau (mais pas un autre personnage joueur). </text:p>
      <text:p text:style-name="Standard"/>
      <text:p text:style-name="Standard">Si vous choisissez de vous engager dans l'UEE, vous rejoindrez le mode</text:p>
      <text:p text:style-name="Standard"/>
      <text:p text:style-name="Standard">Squadron 42: Vous devez remplir les missions et vous ne pouvez pas sauvegarder une partie en court de route. Si vous mourrez, vous revenez au point de sauvegarde précédent.Ces points de sauvegarde s'enclencheront entre deux missions. Ce mode vous permet de vous familiariser avec l'univers de Star Citizen sans prendre de risque. Vous pouvez sauter cette partie et aller dans le monde persistant.</text:p>
      <text:p text:style-name="Standard"/>
      <text:p text:style-name="Standard">Monde persistant: C'est là que vous prendrez des risques mais pas question de mourir à la moindre erreur.</text:p>
      <text:p text:style-name="Text_20_body">Si vous perdez un combat, vous n'aurez que quelques secondes pour vous éjecter de votre vaisseau sur le point d'exploser. Si vous parvenez à vous éjecter en toute sécurité et que personne ne vous <text:soft-page-break/>tue, vous n’aurez pas perdu de vie. Vous retournerez sur la dernière planète / station à laquelle vous vous êtiez amarré mais sans votre vaisseau, à moins de l'avoir assuré. Même sort pour votre cargaison ainsi que vos améliorations: vous les récupérerez à condition de les avoir assurées et si vous avez été détruit dans un système avec un niveau de risque égal ou inférieur à votre note d'assurance.</text:p>
      <text:p text:style-name="Text_20_body">Vos amis pourront aussi vous porter secours à condition d'activer une balise de détresse.</text:p>
      <text:p text:style-name="Text_20_body">Si vous ne parvenez pas à vous éjecter dans les temps ou que vous êtes tué par un autre joueur (ce qui sera très mal vu et l'assassin sera recherché avec une prime sur sa tête et aura en plus la police à ses trousses dans les systèmes civilisés), vous serez fortement carbonisé et presque mort. Mais la médecine ayant fait d'énormes progrès, vous vous réveillerez dans un centre médical. Vous pourrez alors demander une prothèse cybernétique ou organique pour votre corps.</text:p>
      <text:p text:style-name="Text_20_body">Après être "mort" un certain nombre de fois, vous serez définitivement mort et vous <text:s/>assisterez aux funérailles de votre personnage dans la peau du bénéficiaire que vous aviez désigné lors de la création de votre personnage à l'origine.</text:p>
      <text:p text:style-name="Text_20_body">Vous aurez également la possibilité de reprendre des vies via des missions ou avec beaucoup d'argent.</text:p>
      <text:p text:style-name="Text_20_body">Votre héritier pourra récupérer la quasi totalité de vos anciennes possessions et de votre réputation.</text:p>
      <text:p text:style-name="Text_20_body">Votre mort laissera une trace dans le monde persistant sous la forme d'un épitaphe sur lequel apparaîtra vos hauts-faits.</text:p>
      <text:p text:style-name="Standard">Je trouve ce système tout à fait génial: il est vraiment cohérent et d'après Chris Roberts, il permettra de voir au premier coup d'oeil si un personnage est un vétéran ou un nouveau venu. </text:p>
      <text:p text:style-name="Standard">Il va falloir vraiment réfléchir à deux fois avant de prendre des risques. Je pense que certains rôles auront moins de pression que d'autres (un marchand se battra moins qu'un pirate) et au final, peu m'importe de mourir, du moment que je ne perd pas mon précieux vaisseau, car c'est finalement lui qui va bénéficier de toutes sortes d'amélioration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8M44S</meta:editing-duration>
    <meta:editing-cycles>7</meta:editing-cycles>
    <meta:generator>OpenOffice/4.0.1$Win32 OpenOffice.org_project/401m5$Build-9714</meta:generator>
    <dc:date>2014-05-18T22:27:54.57</dc:date>
    <dc:creator>Gaëlle Morin</dc:creator>
    <meta:document-statistic meta:table-count="0" meta:image-count="0" meta:object-count="0" meta:page-count="2" meta:paragraph-count="23" meta:word-count="950" meta:character-count="5609"/>
    <meta:user-defined meta:name="Info 1"/>
    <meta:user-defined meta:name="Info 2"/>
    <meta:user-defined meta:name="Info 3"/>
    <meta:user-defined meta:name="Info 4"/>
  </office:meta>
</office:document-meta>
</file>